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fo:background-color="#ffffff"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bold" fo:background-color="#ffffff" style:font-weight-asian="bold" style:font-weight-complex="bold"/>
    </style:style>
    <style:style style:name="P7" style:family="paragraph" style:parent-style-name="Standard">
      <style:text-properties fo:color="#ff420e" style:text-underline-style="none" fo:font-weight="bold" style:font-weight-asian="bold" style:font-weight-complex="bold"/>
    </style:style>
    <style:style style:name="P8" style:family="paragraph" style:parent-style-name="Standard">
      <style:text-properties fo:color="#ff420e" style:text-underline-style="none" fo:font-weight="bold" fo:background-color="#ffffff" style:font-weight-asian="bold" style:font-weight-complex="bold"/>
    </style:style>
    <style:style style:name="P9" style:family="paragraph" style:parent-style-name="Standard">
      <style:text-properties fo:color="#000000" style:text-underline-style="none" fo:font-weight="bold" fo:background-color="#ffffff" style:font-weight-asian="bold" style:font-weight-complex="bold"/>
    </style:style>
    <style:style style:name="P10" style:family="paragraph" style:parent-style-name="Standard">
      <style:text-properties fo:color="#000000" style:text-underline-style="none" fo:font-weight="bold" fo:background-color="transparent" style:font-weight-asian="bold" style:font-weight-complex="bold"/>
    </style:style>
    <style:style style:name="P11" style:family="paragraph" style:parent-style-name="Standard">
      <style:text-properties fo:color="#000000" style:text-underline-style="none" fo:font-weight="bold" fo:background-color="#ffff00" style:font-weight-asian="bold" style:font-weight-complex="bold"/>
    </style:style>
    <style:style style:name="P12" style:family="paragraph" style:parent-style-name="Standard">
      <style:text-properties fo:color="#000000" style:text-underline-style="none" fo:font-weight="normal" fo:background-color="#ffffff" style:font-weight-asian="normal" style:font-weight-complex="normal"/>
    </style:style>
    <style:style style:name="P13" style:family="paragraph" style:parent-style-name="Standard">
      <style:text-properties fo:color="#000000" style:text-underline-style="none" fo:font-weight="normal" fo:background-color="transparent" style:font-weight-asian="normal" style:font-weight-complex="normal"/>
    </style:style>
    <style:style style:name="P14" style:family="paragraph" style:parent-style-name="Standard">
      <style:text-properties fo:color="#000000" style:text-underline-style="solid" style:text-underline-width="auto" style:text-underline-color="font-color" fo:font-weight="bold" fo:background-color="#ffff00" style:font-weight-asian="bold" style:font-weight-complex="bold"/>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list-style-name="L1">
      <style:text-properties style:text-underline-style="none" fo:font-weight="normal" style:font-weight-asian="normal" style:font-weight-complex="normal"/>
    </style:style>
    <style:style style:name="P17" style:family="paragraph" style:parent-style-name="Standard" style:list-style-name="L10">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bold" fo:background-color="#ffffff" style:font-weight-asian="bold" style:font-weight-complex="bold"/>
    </style:style>
    <style:style style:name="P19" style:family="paragraph" style:parent-style-name="Standard" style:list-style-name="L3">
      <style:text-properties style:text-underline-style="none" fo:font-weight="bold" fo:background-color="#ffffff" style:font-weight-asian="bold" style:font-weight-complex="bold"/>
    </style:style>
    <style:style style:name="P20" style:family="paragraph" style:parent-style-name="Standard" style:list-style-name="L4">
      <style:text-properties style:text-underline-style="none" fo:font-weight="bold" fo:background-color="#ffffff" style:font-weight-asian="bold" style:font-weight-complex="bold"/>
    </style:style>
    <style:style style:name="P21" style:family="paragraph" style:parent-style-name="Standard" style:list-style-name="L5">
      <style:text-properties style:text-underline-style="none" fo:font-weight="bold" fo:background-color="#ffffff" style:font-weight-asian="bold" style:font-weight-complex="bold"/>
    </style:style>
    <style:style style:name="P22" style:family="paragraph" style:parent-style-name="Standard">
      <style:text-properties style:text-underline-style="none" fo:font-weight="bold" style:font-weight-asian="bold" style:font-weight-complex="bold"/>
    </style:style>
    <style:style style:name="P23" style:family="paragraph" style:parent-style-name="Standard" style:list-style-name="L2">
      <style:text-properties fo:color="#ff420e" style:text-underline-style="none" fo:font-weight="bold" fo:background-color="#ffffff" style:font-weight-asian="bold" style:font-weight-complex="bold"/>
    </style:style>
    <style:style style:name="P24" style:family="paragraph" style:parent-style-name="Standard" style:list-style-name="L5">
      <style:text-properties fo:color="#ff420e" style:text-underline-style="none" fo:font-weight="bold" fo:background-color="#ffffff" style:font-weight-asian="bold" style:font-weight-complex="bold"/>
    </style:style>
    <style:style style:name="P25" style:family="paragraph" style:parent-style-name="Standard" style:list-style-name="L6">
      <style:text-properties fo:color="#000000" style:text-underline-style="none" fo:font-weight="normal" fo:background-color="#ffffff" style:font-weight-asian="normal" style:font-weight-complex="normal"/>
    </style:style>
    <style:style style:name="P26" style:family="paragraph" style:parent-style-name="Standard" style:list-style-name="L7">
      <style:text-properties fo:color="#000000" style:text-underline-style="none" fo:font-weight="normal" fo:background-color="#ffffff" style:font-weight-asian="normal" style:font-weight-complex="normal"/>
    </style:style>
    <style:style style:name="P27" style:family="paragraph" style:parent-style-name="Standard">
      <style:text-properties fo:color="#000000" style:text-underline-style="none" fo:font-weight="normal" fo:background-color="#99ffcc" style:font-weight-asian="normal" style:font-weight-complex="normal"/>
    </style:style>
    <style:style style:name="P28" style:family="paragraph" style:parent-style-name="Standard">
      <style:text-properties fo:color="#000000" style:text-underline-style="none" fo:font-weight="normal" fo:background-color="transparent" style:font-weight-asian="normal" style:font-weight-complex="normal"/>
    </style:style>
    <style:style style:name="P29" style:family="paragraph" style:parent-style-name="Standard" style:list-style-name="L8">
      <style:text-properties fo:color="#000000" style:text-underline-style="none" fo:font-weight="normal" fo:background-color="transparent" style:font-weight-asian="normal" style:font-weight-complex="normal"/>
    </style:style>
    <style:style style:name="P30" style:family="paragraph" style:parent-style-name="Standard" style:list-style-name="L9">
      <style:text-properties fo:color="#000000" style:text-underline-style="none" fo:font-weight="normal" fo:background-color="transparent" style:font-weight-asian="normal" style:font-weight-complex="normal"/>
    </style:style>
    <style:style style:name="P31" style:family="paragraph" style:parent-style-name="Standard" style:list-style-name="L7">
      <style:text-properties fo:color="#000000" style:text-underline-style="none" fo:font-weight="bold" fo:background-color="#ffffff" style:font-weight-asian="bold" style:font-weight-complex="bold"/>
    </style:style>
    <style:style style:name="P32" style:family="paragraph" style:parent-style-name="Standard">
      <style:text-properties fo:color="#000000" style:text-underline-style="none" fo:font-weight="bold" fo:background-color="transparent" style:font-weight-asian="bold" style:font-weight-complex="bold"/>
    </style:style>
    <style:style style:name="P33" style:family="paragraph" style:parent-style-name="Standard">
      <style:text-properties fo:color="#000000" style:text-underline-style="solid" style:text-underline-width="auto" style:text-underline-color="font-color" fo:font-weight="bold" fo:background-color="#ffff00" style:font-weight-asian="bold" style:font-weight-complex="bold"/>
    </style:style>
    <style:style style:name="P34" style:family="paragraph" style:parent-style-name="Standard" style:list-style-name="L9"/>
    <style:style style:name="T1" style:family="text">
      <style:text-properties fo:font-weight="bold" style:font-weight-asian="bold" style:font-weight-complex="bold"/>
    </style:style>
    <style:style style:name="T2" style:family="text">
      <style:text-properties fo:color="#0084d1"/>
    </style:style>
    <style:style style:name="T3" style:family="text">
      <style:text-properties fo:color="#0084d1"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420e"/>
    </style:style>
    <style:style style:name="T6" style:family="text">
      <style:text-properties fo:color="#ff420e" fo:font-weight="bold" style:font-weight-asian="bold" style:font-weight-complex="bold"/>
    </style:style>
    <style:style style:name="T7" style:family="text">
      <style:text-properties fo:color="#ff420e" style:text-underline-style="none" fo:font-weight="bold" fo:background-color="transparent"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text-underline-style="none" fo:font-weight="normal" fo:background-color="transparent" style:font-weight-asian="normal" style:font-weight-complex="normal"/>
    </style:style>
    <style:style style:name="T10" style:family="text">
      <style:text-properties fo:background-color="#ccff00"/>
    </style:style>
    <style:style style:name="T11" style:family="text">
      <style:text-properties fo:background-color="#66ccff"/>
    </style:style>
    <style:style style:name="T12" style:family="text">
      <style:text-properties fo:background-color="#ff6600"/>
    </style:style>
    <style:style style:name="T13" style:family="text">
      <style:text-properties fo:background-color="#ff99ff"/>
    </style:style>
    <style:style style:name="T14" style:family="text">
      <style:text-properties fo:background-color="#99ff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El marketing</text:p>
      <text:p text:style-name="P1"/>
      <text:p text:style-name="P3">El marketing tiene el objetivo de satisfacer las necesidades de los clientes, y lograr beneficios u objetivos de la empresa.</text:p>
      <text:p text:style-name="P3"/>
      <text:p text:style-name="P5">1.1 El plan de marketing: estratégico y operativo</text:p>
      <text:p text:style-name="P5"/>
      <text:p text:style-name="P3">Es un documento donde escribiremos los objetivos que queremos alcanzar y en que plazos.</text:p>
      <text:p text:style-name="P3"/>
      <text:p text:style-name="P7">- Estratégico:</text:p>
      <text:p text:style-name="P3">En primer lugar es necesario un estudio de mercado con el que decidiremos los objetivos y estrategias que seguiremos. Las dos estrategias de posicionamiento principales son:</text:p>
      <text:p text:style-name="P3"><text:tab/></text:p>
      <text:list xml:id="list5288689571458137450" text:style-name="L1">
        <text:list-item>
          <text:list>
            <text:list-item>
              <text:p text:style-name="P16"><text:span text:style-name="T3">Posicionamiento en calidad:</text:span> Estrategia de diferenciación del producto ya sea por calidad, marca o imagen.</text:p>
            </text:list-item>
            <text:list-item>
              <text:p text:style-name="P16"><text:span text:style-name="T3">Posicionamiento en precio:</text:span> Estrategia basada en liderazgo de costes, donde la empresa intenta producir de forma mas barata.</text:p>
            </text:list-item>
          </text:list>
        </text:list-item>
      </text:list>
      <text:p text:style-name="P3"/>
      <text:p text:style-name="P3">El <text:span text:style-name="T1">mapa de posicionamiento</text:span> nos servirá para saber donde ubicarnos respecto a como nos perciben los clientes y donde están situadas las demás empresas.</text:p>
      <text:p text:style-name="P3"/>
      <text:p text:style-name="P7">- Operativo:</text:p>
      <text:p text:style-name="P3">En segundo lugar elegiremos las acciones de marketing que vamos a poner en marcha, estas acciones es conocen como las 4p del marketing (producto, precio,promoción y distribución).</text:p>
      <text:p text:style-name="P3"/>
      <text:p text:style-name="P2">2. El producto</text:p>
      <text:p text:style-name="P2"/>
      <text:p text:style-name="P6">2.1 Niveles del producto</text:p>
      <text:p text:style-name="P6"/>
      <text:list xml:id="list6471695560863312973" text:style-name="L2">
        <text:list-item>
          <text:list>
            <text:list-item>
              <text:p text:style-name="P18"><text:span text:style-name="T5">Producto básico:</text:span><text:span text:style-name="T4"> Es la necesidad básica que cubre el consumidor.</text:span></text:p>
            </text:list-item>
            <text:list-item>
              <text:p text:style-name="P18"><text:span text:style-name="T5">Producto formal:</text:span><text:span text:style-name="T4"> Las características de un producto, como la cantidad, la calidad, el diseño, su envase, la marca, característica técnicas, caducidad, etc.... </text:span></text:p>
            </text:list-item>
            <text:list-item>
              <text:p text:style-name="P23">Producto ampliado: <text:span text:style-name="T8">Son las ventajas adicionales que se añaden a la compra del producto formal.</text:span></text:p>
            </text:list-item>
          </text:list>
        </text:list-item>
      </text:list>
      <text:p text:style-name="P12"/>
      <text:p text:style-name="P9">2.2 Ciclos de vida de los productos</text:p>
      <text:p text:style-name="P12"/>
      <text:list xml:id="list7378814074202657778" text:style-name="L3">
        <text:list-item>
          <text:list>
            <text:list-item>
              <text:p text:style-name="P19"><text:span text:style-name="T5">Introducción:</text:span><text:span text:style-name="T4"> Momento posterior al lanzamiento del producto, las ventas crecen lentamente y hay un gran gasto en publicidad. El producto se le conoce como </text:span>incógnita<text:span text:style-name="T4"> en esta fase.</text:span></text:p>
            </text:list-item>
            <text:list-item>
              <text:p text:style-name="P19"><text:span text:style-name="T5">Crecimiento:</text:span><text:span text:style-name="T4"> Hay un gran incremento en las ventas, la empresa debe realizar publicidad persuasiva y distinguir su producto. El producto se le conoce como </text:span>estrella<text:span text:style-name="T4"> en esta fase.</text:span></text:p>
            </text:list-item>
            <text:list-item>
              <text:p text:style-name="P19"><text:span text:style-name="T5">Madurez:</text:span><text:span text:style-name="T4"> Se ha llegado al tope de ventas, la competencia es muy fuerte y se intenta fidelizar clientes y quitárselos a la competencia. El producto se le conoce como </text:span>vaca<text:span text:style-name="T4"> en esta fase.</text:span></text:p>
            </text:list-item>
            <text:list-item>
              <text:p text:style-name="P19"><text:span text:style-name="T5">Declive:</text:span><text:span text:style-name="T4"> Las ventas y beneficios disminuyen, por la menor compra de parte de los consumidores o por la aparición de un nuevo producto que sustituye al nuestro. El producto se le conoce como </text:span>perro<text:span text:style-name="T4"> en esta fase. En esta fase se plantea o abandonar el producto, innovarlo o ofrecerlo a ese pequeño segmento del mercado.</text:span></text:p>
            </text:list-item>
          </text:list>
        </text:list-item>
      </text:list>
      <text:p text:style-name="P4"/>
      <text:p text:style-name="P6">2.3 Estrategias sobre productos:</text:p>
      <text:p text:style-name="P4"/>
      <text:list xml:id="list3380630001320866563" text:style-name="L4">
        <text:list-item>
          <text:list>
            <text:list-item>
              <text:p text:style-name="P20"><text:soft-page-break/><text:span text:style-name="T5">Diferenciación:</text:span><text:span text:style-name="T4"> Actuando sobre el diseño, sus característica, su envase o embalaje y ofreciendo mayor calidad y cantidad.</text:span></text:p>
            </text:list-item>
            <text:list-item>
              <text:p text:style-name="P20"><text:span text:style-name="T5">De marca:</text:span><text:span text:style-name="T4"> Se compone por el nombre y el logotipo o diseño del producto.</text:span></text:p>
              <text:list>
                <text:list-item>
                  <text:p text:style-name="P20"><text:span text:style-name="T2">Marca única:</text:span><text:span text:style-name="T4"> Todos los productos de la empresa se vende con la misma marca.</text:span></text:p>
                </text:list-item>
                <text:list-item>
                  <text:p text:style-name="P20"><text:span text:style-name="T2">Marca múltiple:</text:span><text:span text:style-name="T4"> Cada producto de la empresa se vende bajo una marca diferente.</text:span></text:p>
                </text:list-item>
                <text:list-item>
                  <text:p text:style-name="P20"><text:span text:style-name="T2">Segundas marcas: </text:span><text:span text:style-name="T4">La empresa crea otra marca para vender otro producto más barato.</text:span></text:p>
                </text:list-item>
                <text:list-item>
                  <text:p text:style-name="P20"><text:span text:style-name="T2">Marcas blancas:</text:span> <text:span text:style-name="T4">Son las marcas de cadenas de distribución.</text:span></text:p>
                </text:list-item>
              </text:list>
            </text:list-item>
          </text:list>
        </text:list-item>
      </text:list>
      <text:p text:style-name="P4"/>
      <text:p text:style-name="P2">3. El precio</text:p>
      <text:p text:style-name="P4"/>
      <text:p text:style-name="P6">3.1 Factores que determinan la fijación de los precios</text:p>
      <text:p text:style-name="P4"/>
      <text:list xml:id="list4998525342582006042" text:style-name="L5">
        <text:list-item>
          <text:list>
            <text:list-item>
              <text:p text:style-name="P21"><text:span text:style-name="T5">Los costes: </text:span><text:span text:style-name="T4">Calcular coste del producto y añadir lo que queremos ganar.</text:span></text:p>
            </text:list-item>
            <text:list-item>
              <text:p text:style-name="P21"><text:span text:style-name="T5">Los consumidores:</text:span><text:span text:style-name="T4"> Tener en cuenta el precio que el consumidor cree que vale.</text:span></text:p>
            </text:list-item>
            <text:list-item>
              <text:p text:style-name="P24">La competencia.</text:p>
            </text:list-item>
          </text:list>
        </text:list-item>
      </text:list>
      <text:p text:style-name="P8"/>
      <text:p text:style-name="P9">3.2 Estrategias de precios</text:p>
      <text:p text:style-name="P9"/>
      <text:list xml:id="list8573899184768220342" text:style-name="L6">
        <text:list-item>
          <text:list>
            <text:list-item>
              <text:p text:style-name="P25"><text:span text:style-name="T6">Precio gancho:</text:span> Consiste en poner un precio muy bajo para que el cliente entre en el establecimiento.</text:p>
            </text:list-item>
            <text:list-item>
              <text:p text:style-name="P25"><text:span text:style-name="T6">Precio penetración:</text:span> Se da cuando entra una nueva empresa al mercado y pone los precios más baratos para ganar clientes.</text:p>
            </text:list-item>
            <text:list-item>
              <text:p text:style-name="P25"><text:span text:style-name="T6">Precios psicológicos: </text:span>Se usan precios terminados en 95 o 99 en lugar de ceros.</text:p>
            </text:list-item>
            <text:list-item>
              <text:p text:style-name="P25"><text:span text:style-name="T6">Precios desnatados:</text:span> Consiste en sacar un producto a un precio alto para que se perciba de una clase alta y luego bajar su precio para venderlo en niveles de renta inferiores.</text:p>
            </text:list-item>
            <text:list-item>
              <text:p text:style-name="P25"><text:span text:style-name="T6">Precios de prestigio:</text:span> Asociar un precio caro a calidad alta.</text:p>
            </text:list-item>
            <text:list-item>
              <text:p text:style-name="P25"><text:span text:style-name="T6">Precios descuento:</text:span> Pueden ser por rebajas, comprar mucha cantidad o por pronto pago.</text:p>
            </text:list-item>
            <text:list-item>
              <text:p text:style-name="P25"><text:span text:style-name="T6">Discriminación de precios:</text:span> Consiste en fijar precios distintos a colectivos distintos.</text:p>
            </text:list-item>
            <text:list-item>
              <text:p text:style-name="P25"><text:span text:style-name="T6">Precio paquete:</text:span> Precio más barato al comprar packs.</text:p>
            </text:list-item>
            <text:list-item>
              <text:p text:style-name="P25"><text:span text:style-name="T6">Precio en dos partes:</text:span> Consiste en un precio fijo más un precio variable que varia según la cantidad de producto consumida.</text:p>
            </text:list-item>
          </text:list>
        </text:list-item>
      </text:list>
      <text:p text:style-name="P12"/>
      <text:p text:style-name="P14">4. La promoción</text:p>
      <text:p text:style-name="P12">Trata de estimular la compra comunicando que existe el producto, persuadiendo, recordándole que existe el producto.</text:p>
      <text:p text:style-name="P12"/>
      <text:p text:style-name="P9">Actividades de promoción: <text:s/></text:p>
      <text:p text:style-name="P9"/>
      <text:list xml:id="list6702023202354022757" text:style-name="L7">
        <text:list-item>
          <text:list>
            <text:list-item>
              <text:p text:style-name="P31">Publicidad (darse a conocer mediante los medios de comunicación): <text:span text:style-name="T4">Mediante buzoneo, televisión, mailing, redes sociales.</text:span></text:p>
            </text:list-item>
            <text:list-item>
              <text:p text:style-name="P31">Merchandising (destacar el producto en un punto de venta):<text:span text:style-name="T4"> Mediante rótulos, escaparates, ambientación del comercio, artículos publicitarios.</text:span></text:p>
            </text:list-item>
            <text:list-item>
              <text:p text:style-name="P31">Promoción de ventas (de corta duración y busca estimular las cuentas): <text:span text:style-name="T4">Mediante muestras gratuitas, regalos, sorteos.</text:span></text:p>
            </text:list-item>
            <text:list-item>
              <text:p text:style-name="P31">Fidelización (conservar al cliente):<text:span text:style-name="T4"> Mediante vales descuentos, puntos acumulables.</text:span></text:p>
            </text:list-item>
            <text:list-item>
              <text:p text:style-name="P31">Relaciones públicas (crear una imagen positiva ante el exterior):<text:span text:style-name="T4"> Mediante patrocinio de actividades culturales, deportivas o donaciones.</text:span></text:p>
            </text:list-item>
            <text:list-item>
              <text:p text:style-name="P26">Venta directa (personal comercial de la empresa): Persuadir, informar y recoger información.</text:p>
            </text:list-item>
          </text:list>
        </text:list-item>
      </text:list>
      <text:p text:style-name="P12"><text:soft-page-break/></text:p>
      <text:p text:style-name="P14">5. La atención al cliente</text:p>
      <text:p text:style-name="P12">Hoy en día el cliente se ha convertido en la 5ª P del marketing-mix.</text:p>
      <text:p text:style-name="P12"/>
      <text:p text:style-name="P9">5.1 Departamento de atención a cliente</text:p>
      <text:p text:style-name="P12"/>
      <text:p text:style-name="P12">Las ventajas de contar con el son: Se pierden menos clientes, menos reclamaciones, los clientes quedan más satisfechos, se obtiene información de nuestro producto, gestiona el servicio de post-venta y devoluciones, motiva y forma al personal, puede medir la satisfacción de los cliente mediante encuestas.</text:p>
      <text:p text:style-name="P12"/>
      <text:p text:style-name="P9">5.2 Las claves de la atención al cliente:</text:p>
      <text:p text:style-name="P12"/>
      <text:p text:style-name="P12">Existen <text:span text:style-name="T1">10 factores clave</text:span> para poder satisfacer a los clientes: <text:span text:style-name="T10">Cumplir todas las promesas (34%)</text:span>, <text:span text:style-name="T11">respetar el tiempo del cliente (22%)</text:span>, <text:span text:style-name="T12">obsesión por los detalles (11%)</text:span>, <text:span text:style-name="T13">ser siempre cortés, mantener un rol profesional, dar seguridad al cliente, respetar la confidencialidad (19%)</text:span>, <text:span text:style-name="T14">ser muy accesibles, comunicar comprensiblemente y reaccionar frente al error (14%).</text:span></text:p>
      <text:p text:style-name="P27"/>
      <text:p text:style-name="P14">6. La organización de la empresa</text:p>
      <text:p text:style-name="P12"/>
      <text:p text:style-name="P10">6.1 Los departamentos o áreas de la empresa</text:p>
      <text:p text:style-name="P13"/>
      <text:list xml:id="list836651624418085232" text:style-name="L8">
        <text:list-item>
          <text:list>
            <text:list-item>
              <text:p text:style-name="P29"><text:span text:style-name="T6">Producción:</text:span> Se encarga de elaborar los bienes, o de ofrecer los servicios.</text:p>
            </text:list-item>
            <text:list-item>
              <text:p text:style-name="P29"><text:span text:style-name="T6">Compras:</text:span> Se encarga de la compra de materias primas, o de bienes para revenderlos, y contacto con los proveedores y hace la gestión del almacén.</text:p>
            </text:list-item>
            <text:list-item>
              <text:p text:style-name="P29"><text:span text:style-name="T6">Comercial-Marketing:</text:span> Vende y gestiona el área de marketing.</text:p>
            </text:list-item>
            <text:list-item>
              <text:p text:style-name="P29"><text:span text:style-name="T6">Económico-financiera: </text:span>Se encarga de la contabilidad, realiza los pagos y gestiones bancarias, solicita los préstamos y hace los análisis de contabilidad.</text:p>
            </text:list-item>
            <text:list-item>
              <text:p text:style-name="P29"><text:span text:style-name="T6">Administración:</text:span> Se encarga de la atención al cliente y de la documentación de la empresa.</text:p>
            </text:list-item>
            <text:list-item>
              <text:p text:style-name="P29"><text:span text:style-name="T6">Recursos humanos:</text:span> Realiza la gestión administrativa, la selección del personal y las evaluaciones del desempeño de los empleados.</text:p>
            </text:list-item>
            <text:list-item>
              <text:p text:style-name="P29"><text:span text:style-name="T6">Dirección:</text:span> Dirige y coordina todos los departamentos.</text:p>
            </text:list-item>
          </text:list>
        </text:list-item>
      </text:list>
      <text:p text:style-name="P13"/>
      <text:p text:style-name="P10">6.2 El organigrama de la empresa</text:p>
      <text:p text:style-name="P13"/>
      <text:p text:style-name="P13">Es la representación gráfica de todas las áreas de la empresa, e indica la relación de jerarquía entre ellas.</text:p>
      <text:p text:style-name="P13"/>
      <text:p text:style-name="P14">7. Obligaciones de la empresa en materia laboral</text:p>
      <text:p text:style-name="P11"/>
      <text:list xml:id="list922447134986234443" text:style-name="L9">
        <text:list-item>
          <text:list>
            <text:list-item>
              <text:p text:style-name="P30"><text:span text:style-name="T6">Contratación:</text:span> Periodo de prueba donde hay que dar de alta a los empleados, casi todos los contratos deben de ser por escrito, existen los contratos temporales, indefinidos y a tiempo parcial.</text:p>
            </text:list-item>
            <text:list-item>
              <text:p text:style-name="P34"><text:span text:style-name="T7">Convenio colectivo:</text:span><text:span text:style-name="T9"> Debes conocer el sector al cual pertenece tu empresa, los permisos laborales y vacaciones que tienes, y revisar las tablas salariales cada año.</text:span></text:p>
            </text:list-item>
            <text:list-item>
              <text:p text:style-name="P34"><text:span text:style-name="T7">Seguridad social: </text:span><text:span text:style-name="T9">Al trabajador se le quita parte de la nómina que se ingresa a la seguridad social al mes siguiente al igual que hace la empresa.</text:span></text:p>
            </text:list-item>
            <text:list-item>
              <text:p text:style-name="P34"><text:span text:style-name="T7">Prevención de riesgos laborales:</text:span><text:span text:style-name="T9"> Si la empresa tiene -25 trabajadores el propio empresario puede asumir la prevención de riesgos, y tendrá que subcontratar los reconocimientos médicos.</text:span></text:p>
            </text:list-item>
          </text:list>
        </text:list-item>
      </text:list>
      <text:p text:style-name="P13"><text:soft-page-break/></text:p>
      <text:p text:style-name="P14">8. Las formas jurídicas</text:p>
      <text:p text:style-name="P13"/>
      <text:p text:style-name="P10">A) El empresario individual</text:p>
      <text:p text:style-name="P13"/>
      <text:p text:style-name="P13">Es la persona que ejerce una actividad empresarial, tiene responsabilidad limitada (responde con sus bienes personales), no necesita un capital mínimo, es la forma jurídica más rápida y sencilla,</text:p>
      <text:p text:style-name="P13">el nombre es libre, paga el IRPF, y cumple con el régimen de la seguridad social de autónomos.</text:p>
      <text:p text:style-name="P13"/>
      <text:p text:style-name="P13">Un empresario individual en una clase de autónomo.</text:p>
      <text:p text:style-name="P13"/>
      <text:p text:style-name="P10">B) Sociedad anónima</text:p>
      <text:p text:style-name="P13"/>
      <text:p text:style-name="P13">Se requiere un capital mínimo de constitución de 60.000 €, el capital se divide en acciones que pueden venderse de forma libre, los órganos de gobierno son la Junta General de Accionistas o el Consejo de Administración .</text:p>
      <text:p text:style-name="P13"/>
      <text:p text:style-name="P10">C) Sociedad limitada laboral y sociedad anónima laboral</text:p>
      <text:p text:style-name="P13"/>
      <text:p text:style-name="P13">El número mínimo de socios es 3 y 2 serán trabajadores (pueden ser 2 al principio trabajando el 50 % si en 3 años se amplía a un 3º), los socios trabajadores deben ser propietarios de al menos un 51% del capital, y los no trabajadores no podrá tener más de un 49% del capital y si se puede contratar trabajadores asalariados siempre que no superen el 49% de horas trabajadas por los socios.</text:p>
      <text:p text:style-name="P13"/>
      <text:p text:style-name="P10">D) Cooperativa de trabajo asociado</text:p>
      <text:p text:style-name="P13"/>
      <text:p text:style-name="P13">Solo pueden trabajar socios en ella, se basa en el principio de libre adhesión y baja voluntaria, las decisiones se toma en la Asamblea y el retorno de beneficio se ha´ra de forma proporcional a la participación de cada socio, habrá mínimo 3 socios, y puede haber adheridos que aporten capital no superior al 33%, se pueden contratar trabajadores.</text:p>
      <text:p text:style-name="P13"/>
      <text:p text:style-name="P10">E) Comunidades de bienes</text:p>
      <text:p text:style-name="P13"/>
      <text:p text:style-name="P13">No tiene personalidad jurídica, es un contrato privado de una propiedad o bien que se da entre varias personas llamadas comuneros, tienen responsabilidad limitada, tributan por IRPF y los trámites de constitución son más sencillos.</text:p>
      <text:p text:style-name="P13"/>
      <text:p text:style-name="P10">F) Sociedad civil</text:p>
      <text:p text:style-name="P13"/>
      <text:p text:style-name="P13">Es un contrato de colaboración entre varios socios donde se ponen en común bienes o dinero o trabajo o industria con la finalidad de repartirse los beneficios, se diferencia de la comunidad de bienes de que tiene la intención de obtener un beneficio económico, los pactos entre socios son públicos y tiene personalidad jurídica propia.</text:p>
      <text:p text:style-name="P13"/>
      <text:p text:style-name="P14">9. Trámites para la construcción de una empresa</text:p>
      <text:p text:style-name="P13"/>
      <text:p text:style-name="P10">A) Trámites para construir una sociedad</text:p>
      <text:p text:style-name="P10"/>
      <text:p text:style-name="P13">Certificación negativa del nombre, apertura de una cuenta bancaria (SL capital mínimo de 3000 € y la SA de 60.000 € ), estatutos de la sociedad, escritura pública ante notario, pago del impuesto de transmisiones patrimoniales y actos jurídicos documentados, Solicitud del C.I.F. (en hacienda a través del modelo 036 0 037), Registro mercantil de la provincia.</text:p>
      <text:p text:style-name="P14"><text:soft-page-break/>10. Aprovisionamiento</text:p>
      <text:p text:style-name="P1"/>
      <text:p text:style-name="P5">A) Las compras</text:p>
      <text:p text:style-name="P3"/>
      <text:p text:style-name="P3">Deberemos valorar el precio, la calidad para el producto que necesitamos, los descuentos, las condiciones de pago, los plazos de entrega, y el servicio de postventa y garantía a la hora de escoger <text:s/>proveedores.</text:p>
      <text:p text:style-name="P3"/>
      <text:p text:style-name="P3">La forma de negociación con ellos puede ser mediante :</text:p>
      <text:p text:style-name="P3"/>
      <text:p text:style-name="P3"><text:span text:style-name="T1">Relaciones tradicionales: </text:span>Basada en el Yo gano - tu ganas, hay cambios constantes de proovedores, proovedores en constante pugna, hay continuas fricciones, desconfianza mutua.</text:p>
      <text:p text:style-name="P3"/>
      <text:p text:style-name="P3"><text:span text:style-name="T1">Co-makership:</text:span> Basada en el Yo gano – tu ganas, objetivo común entre ambos, confianza mutua y cooperación, y se crean también negocios rentables para la otra parte.</text:p>
      <text:p text:style-name="P3"/>
      <text:p text:style-name="P5">B) El almacenamiento</text:p>
      <text:p text:style-name="P3"/>
      <text:p text:style-name="P3">El sistema más usado es el ABC, el cual se basa en que hay muchos artículos en el almacén de poco valor, y al contrario de que hay pocos artículos en el almacén de mucho valor.</text:p>
      <text:p text:style-name="P3"/>
      <text:list xml:id="list6087890349044513426" text:style-name="L10">
        <text:list-item>
          <text:list>
            <text:list-item>
              <text:p text:style-name="P17"><text:span text:style-name="T6">Productos A:</text:span> 20% de los productos, su valor es del 60-80% del valor del almacén, y hay que evitar que se almacenes durante mucho tiempo.</text:p>
            </text:list-item>
            <text:list-item>
              <text:p text:style-name="P17"><text:span text:style-name="T6">Productos B:</text:span> 30% de los productos, su valor entre 10-20% del valor del almacén, y hay que controlarlos pero moderadamente.</text:p>
            </text:list-item>
            <text:list-item>
              <text:p text:style-name="P17"><text:span text:style-name="T6">Productos C:</text:span> 50% de los productos, su valor entre 5-10% del valor del almacén, y requieren de un control mínimo.</text:p>
            </text:list-item>
          </text:list>
        </text:list-item>
      </text:list>
      <text:p text:style-name="P3"/>
      <text:p text:style-name="P5">C) La gestión de inventarios</text:p>
      <text:p text:style-name="P3"/>
      <text:p text:style-name="P3">Trata la cantidad que hay que mantener en el almacén, y cuando es el momento de hacer los pedidos y que cantidad pedir. Esto evitará la rotura de stock que es que falten los materiales necesarios para la fabricación o que no se pueden ofrecer los productos a los clientes.</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6T16:22:20.07</meta:creation-date>
    <meta:editing-duration>PT5M20S</meta:editing-duration>
    <meta:editing-cycles>2</meta:editing-cycles>
    <meta:generator>OpenOffice/4.1.7$Win32 OpenOffice.org_project/417m1$Build-9800</meta:generator>
    <meta:document-statistic meta:table-count="0" meta:image-count="0" meta:object-count="0" meta:page-count="5" meta:paragraph-count="106" meta:word-count="1860" meta:character-count="11311"/>
    <dc:date>2023-11-26T16:43:45.55</dc:date>
  </office:meta>
</office:document-meta>
</file>